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4.322cm" fo:min-width="2.802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025cm" fo:min-width="0cm" fo:padding-top="0.178cm" fo:padding-bottom="0.178cm" fo:padding-left="0.303cm" fo:padding-right="0.303cm"/>
    </style:style>
    <style:style style:name="gr3" style:family="graphic" style:parent-style-name="objectwithoutfill">
      <style:graphic-properties draw:stroke="solid" svg:stroke-width="0.159cm" svg:stroke-color="#000000" draw:marker-start="" draw:marker-start-width="0.439cm" draw:marker-end="" draw:marker-end-width="0.439cm" draw:fill="solid" draw:textarea-vertical-align="middle" fo:padding-top="0.205cm" fo:padding-bottom="0.205cm" fo:padding-left="0.33cm" fo:padding-right="0.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4.572cm" svg:x="0.889cm" svg:y="0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97cm" svg:height="0.381cm" svg:x="1.381cm" svg:y="2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97cm" svg:height="0.381cm" svg:x="1.381cm" svg:y="2.7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97cm" svg:height="0.381cm" svg:x="1.381cm" svg:y="3.3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97cm" svg:height="0.381cm" svg:x="1.381cm" svg:y="3.95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068cm" svg:y1="2.338cm" svg:x2="3.744cm" svg:y2="2.338cm">
          <text:p/>
        </draw:line>
        <draw:line draw:style-name="gr3" draw:text-style-name="P2" draw:layer="layout" svg:x1="2.069cm" svg:y1="2.95cm" svg:x2="3.72cm" svg:y2="2.95cm">
          <text:p/>
        </draw:line>
        <draw:line draw:style-name="gr3" draw:text-style-name="P2" draw:layer="layout" svg:x1="2.07cm" svg:y1="3.55cm" svg:x2="3.721cm" svg:y2="3.55cm">
          <text:p/>
        </draw:line>
        <draw:line draw:style-name="gr3" draw:text-style-name="P2" draw:layer="layout" svg:x1="2.071cm" svg:y1="4.15cm" svg:x2="3.722cm" svg:y2="4.15cm">
          <text:p/>
        </draw:line>
        <draw:line draw:style-name="gr3" draw:text-style-name="P2" draw:layer="layout" svg:x1="1.397cm" svg:y1="2.695cm" svg:x2="1.615cm" svg:y2="3.111cm">
          <text:p/>
        </draw:line>
        <draw:line draw:style-name="gr3" draw:text-style-name="P2" draw:layer="layout" svg:x1="1.97cm" svg:y1="2.457cm" svg:x2="1.583cm" svg:y2="3.089cm">
          <text:p/>
        </draw:line>
        <draw:line draw:style-name="gr3" draw:text-style-name="P2" draw:layer="layout" svg:x1="1.168cm" svg:y1="1.372cm" svg:x2="1.168cm" svg:y2="1.372cm">
          <text:p/>
        </draw:line>
        <draw:line draw:style-name="gr3" draw:text-style-name="P2" draw:layer="layout" svg:x1="1.118cm" svg:y1="0.889cm" svg:x2="3.963cm" svg:y2="0.889cm">
          <text:p/>
        </draw:line>
        <draw:line draw:style-name="gr3" draw:text-style-name="P2" draw:layer="layout" svg:x1="1.119cm" svg:y1="1.289cm" svg:x2="3.964cm" svg:y2="1.289cm">
          <text:p/>
        </draw:line>
        <draw:line draw:style-name="gr3" draw:text-style-name="P2" draw:layer="layout" svg:x1="1.119cm" svg:y1="1.689cm" svg:x2="2.745cm" svg:y2="1.68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09:23:11.571757463</meta:creation-date>
    <dc:date>2024-02-14T10:00:08.781132491</dc:date>
    <meta:editing-duration>PT3M</meta:editing-duration>
    <meta:editing-cycles>3</meta:editing-cycles>
    <meta:generator>LibreOffice/6.4.7.2$Linux_X86_64 LibreOffice_project/40$Build-2</meta:generator>
    <meta:document-statistic meta:object-count="15"/>
  </office:meta>
</office:document-meta>
</file>